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5783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2.5917in"/>
    </style:style>
    <style:style style:name="co10" style:family="table-column">
      <style:table-column-properties fo:break-before="page" style:column-width="0.8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2.7283in" fo:break-before="auto" style:use-optimal-row-height="true"/>
    </style:style>
    <style:style style:name="ro9" style:family="table-row">
      <style:table-row-properties style:row-height="0.6047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1.5307in" fo:break-before="auto" style:use-optimal-row-height="true"/>
    </style:style>
    <style:style style:name="ro12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7772in" fo:break-before="auto" style:use-optimal-row-height="false"/>
    </style:style>
    <style:style style:name="ro14" style:family="table-row">
      <style:table-row-properties style:row-height="0.3035in" fo:break-before="page" style:use-optimal-row-height="false"/>
    </style:style>
    <style:style style:name="ro15" style:family="table-row">
      <style:table-row-properties style:row-height="0.5252in" fo:break-before="auto" style:use-optimal-row-height="true"/>
    </style:style>
    <style:style style:name="ro16" style:family="table-row">
      <style:table-row-properties style:row-height="1.1839in" fo:break-before="auto" style:use-optimal-row-height="true"/>
    </style:style>
    <style:style style:name="ro17" style:family="table-row">
      <style:table-row-properties style:row-height="1.3772in" fo:break-before="auto" style:use-optimal-row-height="true"/>
    </style:style>
    <style:style style:name="ro18" style:family="table-row">
      <style:table-row-properties style:row-height="1.5701in" fo:break-before="auto" style:use-optimal-row-height="true"/>
    </style:style>
    <style:style style:name="ro19" style:family="table-row">
      <style:table-row-properties style:row-height="1.354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1929in" fo:break-before="auto" style:use-optimal-row-height="true"/>
    </style:style>
    <style:style style:name="ro22" style:family="table-row">
      <style:table-row-properties style:row-height="0.1909in" fo:break-before="auto" style:use-optimal-row-height="true"/>
    </style:style>
    <style:style style:name="ro23" style:family="table-row">
      <style:table-row-properties style:row-height="0.1862in" fo:break-before="page" style:use-optimal-row-height="true"/>
    </style:style>
    <style:style style:name="ro24" style:family="table-row">
      <style:table-row-properties style:row-height="0.9909in" fo:break-before="auto" style:use-optimal-row-height="true"/>
    </style:style>
    <style:style style:name="ro25" style:family="table-row">
      <style:table-row-properties style:row-height="0.7654in" fo:break-before="auto" style:use-optimal-row-height="true"/>
    </style:style>
    <style:style style:name="ro26" style:family="table-row">
      <style:table-row-properties style:row-height="1.148in" fo:break-before="auto" style:use-optimal-row-height="true"/>
    </style:style>
    <style:style style:name="ro27" style:family="table-row">
      <style:table-row-properties style:row-height="1.7217in" fo:break-before="auto" style:use-optimal-row-height="true"/>
    </style:style>
    <style:style style:name="ro28" style:family="table-row">
      <style:table-row-properties style:row-height="1.8516in" fo:break-before="auto" style:use-optimal-row-height="true"/>
    </style:style>
    <style:style style:name="ro29" style:family="table-row">
      <style:table-row-properties style:row-height="1.7272in" fo:break-before="auto" style:use-optimal-row-height="true"/>
    </style:style>
    <style:style style:name="ro30" style:family="table-row">
      <style:table-row-properties style:row-height="0.4118in" fo:break-before="auto" style:use-optimal-row-height="true"/>
    </style:style>
    <style:style style:name="ro31" style:family="table-row">
      <style:table-row-properties style:row-height="0.7201in" fo:break-before="auto" style:use-optimal-row-height="true"/>
    </style:style>
    <style:style style:name="ro32" style:family="table-row">
      <style:table-row-properties style:row-height="0.352in" fo:break-before="auto" style:use-optimal-row-height="true"/>
    </style:style>
    <style:style style:name="ro33" style:family="table-row">
      <style:table-row-properties style:row-height="0.3535in" fo:break-before="auto" style:use-optimal-row-height="true"/>
    </style:style>
    <style:style style:name="ro34" style:family="table-row">
      <style:table-row-properties style:row-height="0.3827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3591in" fo:break-before="auto" style:use-optimal-row-height="true"/>
    </style:style>
    <style:style style:name="ro37" style:family="table-row">
      <style:table-row-properties style:row-height="0.5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15" table:number-columns-repeated="7"/>
          <table:table-cell table:style-name="ce4" office:value-type="string" calcext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 calcext:value-type="string">
            <text:p>Itabversion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ScenName </text:p>
          </table:table-cell>
          <table:table-cell table:style-name="ce16"/>
          <table:table-cell table:number-columns-repeated="5"/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contrib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mult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data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 calcext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 calcext:value-type="string">
            <text:p>int [NuserInt]</text:p>
          </table:table-cell>
          <table:table-cell table:style-name="ce18" office:value-type="string" calcext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String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UserString(i) </text:p>
          </table:table-cell>
          <table:table-cell table:style-name="ce9" table:number-columns-repeated="5"/>
          <table:table-cell table:style-name="ce9" office:value-type="string" calcext:value-type="string">
            <text:p>string[NuserString]</text:p>
          </table:table-cell>
          <table:table-cell table:style-name="ce19" office:value-type="string" calcext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Int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In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<text:s text:c="2"/>UserInt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9" office:value-type="string" calcext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float [NuserFloat]</text:p>
          </table:table-cell>
          <table:table-cell table:style-name="ce18" office:value-type="string" calcext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Floa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 calcext:value-type="string">
            <text:p>  UserFloat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19" office:value-type="string" calcext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 calcext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 calcext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 calcext:value-type="string">
            <text:p>     ... to be defined ... </text:p>
          </table:table-cell>
          <table:table-cell table:number-columns-repeated="6"/>
          <table:table-cell table:style-name="ce19" office:value-type="string" calcext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 calcext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 calcext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 calcext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 calcext:value-type="string">
            <text:p>  ScDescript(i) </text:p>
          </table:table-cell>
          <table:table-cell table:style-name="ce9" table:number-columns-repeated="5"/>
          <table:table-cell table:style-name="ce9" office:value-type="string" calcext:value-type="string">
            <text:p>string [NscDescript]</text:p>
          </table:table-cell>
          <table:table-cell table:style-name="ce18" office:value-type="string" calcext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 calcext:value-type="string">
            <text:p>Ecms </text:p>
          </table:table-cell>
          <table:table-cell table:style-name="ce9" table:number-columns-repeated="6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ILOord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NObsBin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 calcext:value-type="string">
            <text:p>NDim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 calcext:value-type="string">
            <text:p>  DimLabel(i) </text:p>
          </table:table-cell>
          <table:table-cell table:style-name="ce9" table:number-columns-repeated="5"/>
          <table:table-cell table:style-name="ce9" office:value-type="string" calcext:value-type="string">
            <text:p>string [NDim]</text:p>
          </table:table-cell>
          <table:table-cell table:style-name="ce6" office:value-type="string" calcext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 calcext:value-type="string">
            <text:p>   IDiffBin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 calcext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 calcext:value-type="string">
            <text:p>  LoBin[i][j] </text:p>
          </table:table-cell>
          <table:table-cell table:style-name="ce9" table:number-columns-repeated="4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 calcext:value-type="string">
            <text:p>UpBin[i][j] </text:p>
          </table:table-cell>
          <table:table-cell table:style-name="ce9" table:number-columns-repeated="3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 calcext:value-type="string">
            <text:p>  BinSize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 calcext:value-type="string">
            <text:p>INormFlag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30" office:value-type="string" calcext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 calcext:value-type="string">
            <text:p><text:s/>DenomTable </text:p>
          </table:table-cell>
          <table:table-cell table:style-name="ce9" table:number-columns-repeated="5"/>
          <table:table-cell table:style-name="ce9" office:value-type="string" calcext:value-type="string">
            <text:p>string</text:p>
          </table:table-cell>
          <table:table-cell table:style-name="ce6" office:value-type="string" calcext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 calcext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 calcext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Lo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Up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 calcext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 calcext:value-type="float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41" office:value-type="string" calcext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ntr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 calcext:value-type="string">
            <text:p>  CtrbDescript(i) </text:p>
          </table:table-cell>
          <table:table-cell table:style-name="ce9" table:number-columns-repeated="4"/>
          <table:table-cell office:value-type="string" calcext:value-type="string">
            <text:p>string [NContrDescr]</text:p>
          </table:table-cell>
          <table:table-cell table:style-name="ce6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de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 calcext:value-type="string">
            <text:p>  CodeDescript(i) </text:p>
          </table:table-cell>
          <table:table-cell table:style-name="ce9" table:number-columns-repeated="4"/>
          <table:table-cell office:value-type="string" calcext:value-type="string">
            <text:p>string [NCodeDescr]</text:p>
          </table:table-cell>
          <table:table-cell table:style-name="ce6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 calcext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 calcext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 calcext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 calcext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9" table:number-columns-repeated="5"/>
          <table:table-cell table:style-name="ce6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Xcenter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value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 calcext:value-type="string">
            <text:p>NErrMatrix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 calcext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 matrixelement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 calcext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 calcext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 calcext:value-type="string">
            <text:p>  fact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 calcext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 calcext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IRef </text:p>
          </table:table-cell>
          <table:table-cell table:number-columns-repeated="3"/>
          <table:table-cell table:style-name="ce36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flag for scale dependence of coefficients <text:span text:style-name="T4">(implemented in creator, but not used later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 calcext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if... for … (NFFDim)</text:p>
          </table:table-cell>
          <table:table-cell table:style-name="ce33" table:number-columns-repeated="5"/>
          <table:table-cell table:style-name="ce30" office:value-type="string" calcext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30" office:value-type="string" calcext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 calcext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IPDFdef1=0 </text:p>
          </table:table-cell>
          <table:table-cell table:style-name="ce10" table:number-columns-repeated="5"/>
          <table:table-cell table:style-name="ce8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1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2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*** if NPDF&gt;0 </text:p>
          </table:table-cell>
          <table:table-cell table:style-name="ce33" table:number-columns-repeated="5"/>
          <table:table-cell table:style-name="ce30" office:value-type="string" calcext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 calcext:value-type="string">
            <text:p>  XNode1(i)(j) </text:p>
          </table:table-cell>
          <table:table-cell table:style-name="ce6"/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PDFdim=2 </text:p>
          </table:table-cell>
          <table:table-cell table:style-name="ce10" table:number-columns-repeated="5"/>
          <table:table-cell table:style-name="ce8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 calcext:value-type="string">
            <text:p>Nxtot2(i) </text:p>
          </table:table-cell>
          <table:table-cell table:style-name="ce6"/>
          <table:table-cell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FragFunc =&gt;0 </text:p>
          </table:table-cell>
          <table:table-cell table:style-name="ce10" table:number-columns-repeated="5"/>
          <table:table-cell table:style-name="ce30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Nztot(i) </text:p>
          </table:table-cell>
          <table:table-cell table:style-name="ce9" table:number-columns-repeated="2"/>
          <table:table-cell table:style-name="ce9" office:value-type="string" calcext:value-type="string">
            <text:p>int []</text:p>
          </table:table-cell>
          <table:table-cell table:style-name="ce6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 calcext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  Znode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6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30">
          <table:table-cell/>
          <table:table-cell table:style-name="ce10"/>
          <table:table-cell table:number-columns-repeated="2"/>
          <table:table-cell table:style-name="ce5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5" office:value-type="string" calcext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 calcext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 calcext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5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5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5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 calcext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 calcext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 calcext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 calcext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5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 calcext:value-type="string">
            <text:p>  SigmaTilde(i)(k1)(l1)...(k[n])(l[n])(m)(n) </text:p>
          </table:table-cell>
          <table:table-cell table:style-name="ce33" office:value-type="string" calcext:value-type="string">
            <text:p>double [][][][]...[]</text:p>
          </table:table-cell>
          <table:table-cell table:style-name="ce30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1" office:value-type="string" calcext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 calcext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1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6" office:value-type="string" calcext:value-type="string">
            <text:p>ScaleNode1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2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35" office:value-type="string" calcext:value-type="string">
            <text:p>ScaleNode2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TildeMuIndep 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Mixed <text:s/>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1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2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00:00:01.2470730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2-17T01:05:12.073049910</dc:date>
    <meta:editing-duration>P7DT6H18M11S</meta:editing-duration>
    <meta:editing-cycles>39</meta:editing-cycles>
    <meta:generator>LibreOffice/4.1.3.2$Linux_X86_64 LibreOffice_project/410m0$Build-2</meta:generator>
    <meta:print-date>2013-08-22T16:54:58.71</meta:print-date>
    <dc:creator>Klaus Rabbertz</dc:creator>
    <meta:document-statistic meta:table-count="1" meta:cell-count="413" meta:object-count="0"/>
  </office:meta>
</office:document-meta>
</file>